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Verdana" fo:font-size="10pt" officeooo:rsid="001e841b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paragraph-rsid="0021c29f" style:font-size-asian="10pt" style:font-size-complex="10pt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rsid="0021c29f" officeooo:paragraph-rsid="0021c29f" style:font-size-asian="10pt" style:font-size-complex="10pt"/>
    </style:style>
    <style:style style:name="P10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1c29f" style:font-size-asian="10pt" style:font-size-complex="10pt"/>
    </style:style>
    <style:style style:name="P12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paragraph-rsid="002474a6" style:font-size-asian="10pt" style:font-size-complex="10pt"/>
    </style:style>
    <style:style style:name="P13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4pt" officeooo:rsid="0021c29f" officeooo:paragraph-rsid="0021c29f" style:font-size-asian="14pt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6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e68a0" officeooo:paragraph-rsid="002e68a0" style:font-size-asian="10pt" style:font-size-complex="10pt"/>
    </style:style>
    <style:style style:name="P17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f8de1" officeooo:paragraph-rsid="002f8de1" style:font-size-asian="10pt" style:font-size-complex="10pt"/>
    </style:style>
    <style:style style:name="P18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f9381" officeooo:paragraph-rsid="002f9381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21c29f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21c29f"/>
    </style:style>
    <style:style style:name="T5" style:family="text">
      <style:text-properties fo:font-weight="normal" officeooo:rsid="00227623" style:font-weight-asian="normal" style:font-weight-complex="normal"/>
    </style:style>
    <style:style style:name="T6" style:family="text">
      <style:text-properties fo:font-weight="normal" officeooo:rsid="002dc666" style:font-weight-asian="normal" style:font-weight-complex="normal"/>
    </style:style>
    <style:style style:name="T7" style:family="text">
      <style:text-properties officeooo:rsid="002fa3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S 192 AY 2014-2015</text:p>
      <text:p text:style-name="P14">Lessons Learned Report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Prepared by: <text:span text:style-name="T5">Kirzten Marquez</text:span></text:p>
            <text:p text:style-name="P8">Date: <text:span text:style-name="T5">February </text:span><text:span text:style-name="T6">19</text:span><text:span text:style-name="T5">, 2016</text:span></text:p>
            <text:p text:style-name="P7">Project Name: <text:span text:style-name="T5">UP BikeShare Web Server</text:span></text:p>
            <text:p text:style-name="P9">Client: <text:span text:style-name="T5">UP BikeShare</text:span></text:p>
            <text:p text:style-name="P9">Sprint Number: <text:span text:style-name="T6">2</text:span></text:p>
          </table:table-cell>
        </table:table-row>
        <table:table-row>
          <table:table-cell table:style-name="Table1.A2" office:value-type="string">
            <text:p text:style-name="P13"><text:span text:style-name="T2">1</text:span>. <text:span text:style-name="T3"><text:s/></text:span><text:span text:style-name="T4">What were the main lessons your team learned in this sprint?</text:span></text:p>
            <text:p text:style-name="P16">We learned that we should finishing testing the changes made before giving a demo.</text:p>
            <text:p text:style-name="P6"/>
            <text:p text:style-name="P11">2. <text:s text:c="2"/>Describe one example of what went right in this sprint.</text:p>
            <text:p text:style-name="P16">We were able to communicate well within the group as well as with the other team.</text:p>
            <text:p text:style-name="P12"/>
            <text:p text:style-name="P10"><text:span text:style-name="T2">3</text:span>.<text:span text:style-name="T3"> <text:s text:c="3"/></text:span>Describe one example of what went wrong <text:span text:style-name="T2">in</text:span> this <text:span text:style-name="T2">sprint</text:span>.</text:p>
            <text:p text:style-name="P17">We were not able to finish all of the sprint goals so our velocity has decreased.</text:p>
            <text:p text:style-name="P10"/>
            <text:p text:style-name="P10"><text:span text:style-name="T2">4</text:span>.<text:span text:style-name="T3"> <text:s text:c="3"/></text:span>What will you do differently on the next <text:span text:style-name="T2">sprint</text:span> based on your experience working on this <text:span text:style-name="T2">current sprint</text:span>?</text:p>
            <text:p text:style-name="P18">We will exert more effort to stay on the right track of the sprint and hopefully increase our sprint velocity. We will also continue to work together <text:span text:style-name="T7">and communicate with each other</text:span>.</text:p>
            <text:p text:style-name="P6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2-19T11:15:34.307672026</dc:date>
    <meta:print-date>2006-07-28T14:33:00</meta:print-date>
    <meta:editing-cycles>25</meta:editing-cycles>
    <meta:editing-duration>PT1H48M31S</meta:editing-duration>
    <meta:generator>LibreOffice/4.4.3.2$Linux_X86_64 LibreOffice_project/40m0$Build-2</meta:generator>
    <dc:creator>Kirzten </dc:creator>
    <meta:document-statistic meta:table-count="1" meta:image-count="0" meta:object-count="0" meta:page-count="1" meta:paragraph-count="17" meta:word-count="159" meta:character-count="890" meta:non-whitespace-character-count="735"/>
  </office:meta>
</office:document-meta>
</file>